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13de" officeooo:paragraph-rsid="001413de"/>
    </style:style>
    <style:style style:name="P4" style:family="paragraph" style:parent-style-name="Standard" style:list-style-name="L1">
      <style:text-properties style:text-line-through-style="solid" style:text-line-through-type="single" fo:language="en" fo:country="US" officeooo:rsid="001413de" officeooo:paragraph-rsid="001413de"/>
    </style:style>
    <style:style style:name="P5" style:family="paragraph" style:parent-style-name="Standard" style:list-style-name="L2">
      <style:text-properties style:text-line-through-style="solid" style:text-line-through-type="single" fo:language="en" fo:country="US" officeooo:rsid="00146002" officeooo:paragraph-rsid="00146002"/>
    </style:style>
    <style:style style:name="P6" style:family="paragraph" style:parent-style-name="Standard" style:list-style-name="L2">
      <style:text-properties style:text-line-through-style="solid" style:text-line-through-type="single" fo:language="en" fo:country="US" officeooo:rsid="001b8289" officeooo:paragraph-rsid="001b8289"/>
    </style:style>
    <style:style style:name="P7" style:family="paragraph" style:parent-style-name="Standard" style:list-style-name="L2">
      <style:text-properties style:text-line-through-style="solid" style:text-line-through-type="single" fo:language="en" fo:country="US" officeooo:rsid="001e9a4a" officeooo:paragraph-rsid="001e9a4a"/>
    </style:style>
    <style:style style:name="P8" style:family="paragraph" style:parent-style-name="Standard" style:list-style-name="L2">
      <style:text-properties officeooo:paragraph-rsid="002a9f8d"/>
    </style:style>
    <style:style style:name="P9" style:family="paragraph" style:parent-style-name="Standard" style:list-style-name="L2">
      <style:text-properties fo:language="en" fo:country="US" officeooo:rsid="001413de" officeooo:paragraph-rsid="001413de"/>
    </style:style>
    <style:style style:name="P10" style:family="paragraph" style:parent-style-name="Standard" style:list-style-name="L2">
      <style:text-properties fo:language="en" fo:country="US" officeooo:rsid="001b8289" officeooo:paragraph-rsid="001b8289"/>
    </style:style>
    <style:style style:name="P11" style:family="paragraph" style:parent-style-name="Standard" style:list-style-name="L2">
      <style:text-properties fo:language="en" fo:country="US" officeooo:paragraph-rsid="001413de"/>
    </style:style>
    <style:style style:name="P12" style:family="paragraph" style:parent-style-name="Standard" style:list-style-name="L2">
      <style:text-properties fo:language="en" fo:country="US" officeooo:rsid="00211f4e" officeooo:paragraph-rsid="00211f4e"/>
    </style:style>
    <style:style style:name="P13" style:family="paragraph" style:parent-style-name="Standard" style:list-style-name="L2">
      <style:text-properties fo:language="en" fo:country="US" officeooo:rsid="0022315a" officeooo:paragraph-rsid="0022315a"/>
    </style:style>
    <style:style style:name="P14" style:family="paragraph" style:parent-style-name="Standard" style:list-style-name="L2">
      <style:text-properties fo:language="en" fo:country="US" officeooo:rsid="0022a670" officeooo:paragraph-rsid="0022a670"/>
    </style:style>
    <style:style style:name="P15" style:family="paragraph" style:parent-style-name="Standard" style:list-style-name="L2">
      <style:text-properties fo:language="en" fo:country="US" officeooo:rsid="00258add" officeooo:paragraph-rsid="00258add"/>
    </style:style>
    <style:style style:name="P16" style:family="paragraph" style:parent-style-name="Standard" style:list-style-name="L2">
      <style:text-properties fo:language="en" fo:country="US" officeooo:rsid="00211f4e" officeooo:paragraph-rsid="00211f4e" fo:background-color="#66ff66"/>
    </style:style>
    <style:style style:name="P17" style:family="paragraph" style:parent-style-name="Standard" style:list-style-name="L2">
      <style:text-properties fo:language="en" fo:country="US" officeooo:rsid="002a9f8d" officeooo:paragraph-rsid="002a9f8d"/>
    </style:style>
    <style:style style:name="P18" style:family="paragraph" style:parent-style-name="Standard" style:list-style-name="L2">
      <style:text-properties fo:language="en" fo:country="US" officeooo:rsid="002bf78a" officeooo:paragraph-rsid="002bf78a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officeooo:rsid="001ce29f"/>
    </style:style>
    <style:style style:name="T3" style:family="text">
      <style:text-properties officeooo:rsid="0023edd8"/>
    </style:style>
    <style:style style:name="T4" style:family="text">
      <style:text-properties officeooo:rsid="0026e75f"/>
    </style:style>
    <style:style style:name="T5" style:family="text">
      <style:text-properties officeooo:rsid="002a9f8d"/>
    </style:style>
    <style:style style:name="T6" style:family="text">
      <style:text-properties fo:language="en" fo:country="US" officeooo:rsid="002a9f8d"/>
    </style:style>
    <style:style style:name="T7" style:family="text">
      <style:text-properties officeooo:rsid="002d60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2"/>
      <text:list xml:id="list3494027958" text:style-name="L1">
        <text:list-item>
          <text:p text:style-name="P4">202002:</text:p>
        </text:list-item>
      </text:list>
      <text:list xml:id="list2329431361" text:style-name="L2">
        <text:list-item>
          <text:list>
            <text:list-item>
              <text:p text:style-name="P5">In git sync script (eRCaGuy_dotfiles/useful_scripts/sync_git_repo_to_build_machine.sh):</text:p>
              <text:list>
                <text:list-item>
                  <text:p text:style-name="P5">move definitions to top and running code to bottom</text:p>
                </text:list-item>
                <text:list-item>
                  <text:p text:style-name="P5">clean up the sourcing at the top, and the means of sourcing</text:p>
                </text:list-item>
                <text:list-item>
                  <text:p text:style-name="P5">rename script to “sync_git_repo_from_pc1_to_pc2.sh”</text:p>
                </text:list-item>
              </text:list>
            </text:list-item>
          </text:list>
        </text:list-item>
        <text:list-item>
          <text:p text:style-name="P6">20200523:</text:p>
          <text:list>
            <text:list-item>
              <text:p text:style-name="P6">NEXT:</text:p>
              <text:list>
                <text:list-item>
                  <text:p text:style-name="P6">Continue working on “git-diffn.sh” <text:span text:style-name="T2">script.</text:span></text:p>
                  <text:list>
                    <text:list-item>
                      <text:p text:style-name="P7">Study and understand the whole awk program. </text:p>
                    </text:list-item>
                    <text:list-item>
                      <text:p text:style-name="P7">Modify it as necessary for working with non-color `git diff` output too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20200608:</text:p>
          <text:list>
            <text:list-item>
              <text:p text:style-name="P13">See TODO in home/.bashrc:</text:p>
              <text:list>
                <text:list-item>
                  <text:p text:style-name="P13">Fix up `gs_git_branch_hash_bak` function and move it to “useful_scripts/git-branch_hash_bak”.</text:p>
                </text:list-item>
              </text:list>
            </text:list-item>
            <text:list-item>
              <text:p text:style-name="P14">See TODO in home/.gitconfig, and clean that all up</text:p>
            </text:list-item>
            <text:list-item>
              <text:p text:style-name="P14">Add `git-wtf` to my project, but rename it to `git-branch_status`, <text:span text:style-name="T3">and then create a symlink back to it called `git-wtf` since that’s the author’s original name for it; be sure to cite the original author</text:span></text:p>
            </text:list-item>
            <text:list-item>
              <text:p text:style-name="P15">See TODO in “useful_scripts/scratch_work/gawk_git_diff_with_line_numbers.sh'”; <text:span text:style-name="T4">once you’ve done those todo items, delete this file entirely</text:span></text:p>
            </text:list-item>
            <text:list-item>
              <text:p text:style-name="P17">See TODO in “home/.bash_aliases” file: </text:p>
              <text:list>
                <text:list-item>
                  <text:p text:style-name="P8"><text:span text:style-name="T6">move all of my custom aliases from ~/.bashrc to home/.bash_aliases instead</text:span></text:p>
                </text:list-item>
                <text:list-item>
                  <text:p text:style-name="P17">Also, get rid of all "_echo" type commands, since it turns out you can just type `alias myalias` instead to see what its full command is! Document that in the home/.bash_aliases file and in ~/.bashrc too.</text:p>
                </text:list-item>
              </text:list>
            </text:list-item>
            <text:list-item>
              <text:p text:style-name="P18">TODO: See <text:span text:style-name="T7">TODO in </text:span>useful_scripts/ros_readbagfile.py</text:p>
              <text:list>
                <text:list-item>
                  <text:p text:style-name="P18">convert this entire Python script to a C++ program using the [C++ rosbag API](http://wiki.ros.org/rosbag/Code%20API#cpp_api), to hopefully achieve a speed-up of ~13x or so.</text:p>
                </text:list-item>
              </text:list>
            </text:list-item>
            <text:list-item>
              <text:p text:style-name="P17"/>
            </text:list-item>
            <text:list-item>
              <text:p text:style-name="P12"/>
            </text:list-item>
          </text:list>
        </text:list-item>
        <text:list-item>
          <text:p text:style-name="P12"/>
        </text:list-item>
        <text:list-item>
          <text:p text:style-name="P12"/>
        </text:list-item>
        <text:list-item>
          <text:p text:style-name="P12"/>
        </text:list-item>
        <text:list-item>
          <text:p text:style-name="P12"/>
        </text:list-item>
        <text:list-item>
          <text:p text:style-name="P9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9"/>
        </text:list-item>
        <text:list-item>
          <text:p text:style-name="P11"/>
        </text:list-item>
      </text:list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dotfiles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15T09:17:52.915364562</meta:creation-date>
    <dc:date>2020-06-08T23:18:43.880874951</dc:date>
    <meta:editing-duration>P3DT14H4M59S</meta:editing-duration>
    <meta:editing-cycles>23</meta:editing-cycles>
    <meta:generator>LibreOffice/6.4.4.2$Linux_X86_64 LibreOffice_project/706abf8817d63c225da2eaeb9c9523a7d4d3595c</meta:generator>
    <meta:document-statistic meta:table-count="0" meta:image-count="0" meta:object-count="0" meta:page-count="2" meta:paragraph-count="37" meta:word-count="254" meta:character-count="1621" meta:non-whitespace-character-count="1422"/>
  </office:meta>
</office:document-meta>
</file>